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Name</text:p>
          </table:table-cell>
          <table:table-cell office:value-type="string" calcext:value-type="string">
            <text:p>CODE (NEC)</text:p>
          </table:table-cell>
          <table:table-cell office:value-type="string" calcext:value-type="string">
            <text:p>CODE 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213C847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4];[.B4]; &quot; &quot;; &quot;(0x&quot;; [.C4];&quot;)&quot;)" office:value-type="string" office:string-value="#define D_STB_YES_POWER (0x213C847B)" calcext:value-type="string">
            <text:p>#define D_STB_YES_POWER (0x213C847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VOLUME UP</text:p>
          </table:table-cell>
          <table:table-cell office:value-type="string" calcext:value-type="string">
            <text:p>213C649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5];[.B5]; &quot; &quot;; &quot;(0x&quot;; [.C5];&quot;)&quot;)" office:value-type="string" office:string-value="#define D_STB_YES_VOLUME UP (0x213C649B)" calcext:value-type="string">
            <text:p>#define D_STB_YES_VOLUME UP (0x213C649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VOLUME DOWN</text:p>
          </table:table-cell>
          <table:table-cell office:value-type="string" calcext:value-type="string">
            <text:p>213CE41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6];[.B6]; &quot; &quot;; &quot;(0x&quot;; [.C6];&quot;)&quot;)" office:value-type="string" office:string-value="#define D_STB_YES_VOLUME DOWN (0x213CE41B)" calcext:value-type="string">
            <text:p>#define D_STB_YES_VOLUME DOWN (0x213CE41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CHANNEL UP</text:p>
          </table:table-cell>
          <table:table-cell office:value-type="string" calcext:value-type="string">
            <text:p>213CAC5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7];[.B7]; &quot; &quot;; &quot;(0x&quot;; [.C7];&quot;)&quot;)" office:value-type="string" office:string-value="#define D_STB_YES_CHANNEL UP (0x213CAC53)" calcext:value-type="string">
            <text:p>#define D_STB_YES_CHANNEL UP (0x213CAC5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CHANNEL DOWN</text:p>
          </table:table-cell>
          <table:table-cell office:value-type="string" calcext:value-type="string">
            <text:p>213CEC1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8];[.B8]; &quot; &quot;; &quot;(0x&quot;; [.C8];&quot;)&quot;)" office:value-type="string" office:string-value="#define D_STB_YES_CHANNEL DOWN (0x213CEC13)" calcext:value-type="string">
            <text:p>#define D_STB_YES_CHANNEL DOWN (0x213CEC1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CC43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9];[.B9]; &quot; &quot;; &quot;(0x&quot;; [.C9];&quot;)&quot;)" office:value-type="string" office:string-value="#define D_STB_YES_OK (0x213CC43B)" calcext:value-type="string">
            <text:p>#define D_STB_YES_OK (0x213CC43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213CD42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0];[.B10]; &quot; &quot;; &quot;(0x&quot;; [.C10];&quot;)&quot;)" office:value-type="string" office:string-value="#define D_STB_YES_UP (0x213CD42B)" calcext:value-type="string">
            <text:p>#define D_STB_YES_UP (0x213CD42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213C24D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1];[.B11]; &quot; &quot;; &quot;(0x&quot;; [.C11];&quot;)&quot;)" office:value-type="string" office:string-value="#define D_STB_YES_DOWN (0x213C24DB)" calcext:value-type="string">
            <text:p>#define D_STB_YES_DOWN (0x213C24D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213C2CD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2];[.B12]; &quot; &quot;; &quot;(0x&quot;; [.C12];&quot;)&quot;)" office:value-type="string" office:string-value="#define D_STB_YES_LEFT (0x213C2CD3)" calcext:value-type="string">
            <text:p>#define D_STB_YES_LEFT (0x213C2CD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213CDC2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3];[.B13]; &quot; &quot;; &quot;(0x&quot;; [.C13];&quot;)&quot;)" office:value-type="string" office:string-value="#define D_STB_YES_RIGHT (0x213CDC23)" calcext:value-type="string">
            <text:p>#define D_STB_YES_RIGHT (0x213CDC2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213C748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4];[.B14]; &quot; &quot;; &quot;(0x&quot;; [.C14];&quot;)&quot;)" office:value-type="string" office:string-value="#define D_STB_YES_GUIDE (0x213C748B)" calcext:value-type="string">
            <text:p>#define D_STB_YES_GUIDE (0x213C748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213C3CC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5];[.B15]; &quot; &quot;; &quot;(0x&quot;; [.C15];&quot;)&quot;)" office:value-type="string" office:string-value="#define D_STB_YES_MOSAIC (0x213C3CC3)" calcext:value-type="string">
            <text:p>#define D_STB_YES_MOSAIC (0x213C3CC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SYNO.</text:p>
          </table:table-cell>
          <table:table-cell office:value-type="string" calcext:value-type="string">
            <text:p>213C6C9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6];[.B16]; &quot; &quot;; &quot;(0x&quot;; [.C16];&quot;)&quot;)" office:value-type="string" office:string-value="#define D_STB_YES_SYNO. (0x213C6C93)" calcext:value-type="string">
            <text:p>#define D_STB_YES_SYNO. (0x213C6C9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13C34C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7];[.B17]; &quot; &quot;; &quot;(0x&quot;; [.C17];&quot;)&quot;)" office:value-type="string" office:string-value="#define D_STB_YES_HELP (0x213C34CB)" calcext:value-type="string">
            <text:p>#define D_STB_YES_HELP (0x213C34C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213CA45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8];[.B18]; &quot; &quot;; &quot;(0x&quot;; [.C18];&quot;)&quot;)" office:value-type="string" office:string-value="#define D_STB_YES_MUTE (0x213CA45B)" calcext:value-type="string">
            <text:p>#define D_STB_YES_MUTE (0x213CA45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3C0CF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9];[.B19]; &quot; &quot;; &quot;(0x&quot;; [.C19];&quot;)&quot;)" office:value-type="string" office:string-value="#define D_STB_YES_1 (0x213C0CF3)" calcext:value-type="string">
            <text:p>#define D_STB_YES_1 (0x213C0CF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3C946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0];[.B20]; &quot; &quot;; &quot;(0x&quot;; [.C20];&quot;)&quot;)" office:value-type="string" office:string-value="#define D_STB_YES_2 (0x213C946B)" calcext:value-type="string">
            <text:p>#define D_STB_YES_2 (0x213C946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C9C6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1];[.B21]; &quot; &quot;; &quot;(0x&quot;; [.C21];&quot;)&quot;)" office:value-type="string" office:string-value="#define D_STB_YES_3 (0x213C9C63)" calcext:value-type="string">
            <text:p>#define D_STB_YES_3 (0x213C9C6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C14E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2];[.B22]; &quot; &quot;; &quot;(0x&quot;; [.C22];&quot;)&quot;)" office:value-type="string" office:string-value="#define D_STB_YES_4 (0x213C14EB)" calcext:value-type="string">
            <text:p>#define D_STB_YES_4 (0x213C14E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C04F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3];[.B23]; &quot; &quot;; &quot;(0x&quot;; [.C23];&quot;)&quot;)" office:value-type="string" office:string-value="#define D_STB_YES_5 (0x213C04FB)" calcext:value-type="string">
            <text:p>#define D_STB_YES_5 (0x213C04F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C1CE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4];[.B24]; &quot; &quot;; &quot;(0x&quot;; [.C24];&quot;)&quot;)" office:value-type="string" office:string-value="#define D_STB_YES_6 (0x213C1CE3)" calcext:value-type="string">
            <text:p>#define D_STB_YES_6 (0x213C1CE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3C4CB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5];[.B25]; &quot; &quot;; &quot;(0x&quot;; [.C25];&quot;)&quot;)" office:value-type="string" office:string-value="#define D_STB_YES_7 (0x213C4CB3)" calcext:value-type="string">
            <text:p>#define D_STB_YES_7 (0x213C4CB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3C54A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6];[.B26]; &quot; &quot;; &quot;(0x&quot;; [.C26];&quot;)&quot;)" office:value-type="string" office:string-value="#define D_STB_YES_8 (0x213C54AB)" calcext:value-type="string">
            <text:p>#define D_STB_YES_8 (0x213C54A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3C44B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7];[.B27]; &quot; &quot;; &quot;(0x&quot;; [.C27];&quot;)&quot;)" office:value-type="string" office:string-value="#define D_STB_YES_9 (0x213C44BB)" calcext:value-type="string">
            <text:p>#define D_STB_YES_9 (0x213C44B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3CCC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8];[.B28]; &quot; &quot;; &quot;(0x&quot;; [.C28];&quot;)&quot;)" office:value-type="string" office:string-value="#define D_STB_YES_0 (0x213CCC33)" calcext:value-type="string">
            <text:p>#define D_STB_YES_0 (0x213CCC3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213C8C7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29];[.B29]; &quot; &quot;; &quot;(0x&quot;; [.C29];&quot;)&quot;)" office:value-type="string" office:string-value="#define D_STB_YES_AV (0x213C8C73)" calcext:value-type="string">
            <text:p>#define D_STB_YES_AV (0x213C8C7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213CF40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30];[.B30]; &quot; &quot;; &quot;(0x&quot;; [.C30];&quot;)&quot;)" office:value-type="string" office:string-value="#define D_STB_YES_MUSIC (0x213CF40B)" calcext:value-type="string">
            <text:p>#define D_STB_YES_MUSIC (0x213CF40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13C7C8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31];[.B31]; &quot; &quot;; &quot;(0x&quot;; [.C31];&quot;)&quot;)" office:value-type="string" office:string-value="#define D_STB_YES_RED (0x213C7C83)" calcext:value-type="string">
            <text:p>#define D_STB_YES_RED (0x213C7C8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13CB44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32];[.B32]; &quot; &quot;; &quot;(0x&quot;; [.C32];&quot;)&quot;)" office:value-type="string" office:string-value="#define D_STB_YES_GREEN (0x213CB44B)" calcext:value-type="string">
            <text:p>#define D_STB_YES_GREEN (0x213CB44B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213CBC4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33];[.B33]; &quot; &quot;; &quot;(0x&quot;; [.C33];&quot;)&quot;)" office:value-type="string" office:string-value="#define D_STB_YES_YELLOW (0x213CBC43)" calcext:value-type="string">
            <text:p>#define D_STB_YES_YELLOW (0x213CBC4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213CFC0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34];[.B34]; &quot; &quot;; &quot;(0x&quot;; [.C34];&quot;)&quot;)" office:value-type="string" office:string-value="#define D_STB_YES_BLUE (0x213CFC03)" calcext:value-type="string">
            <text:p>#define D_STB_YES_BLUE (0x213CFC03)</text:p>
          </table:table-cell>
        </table:table-row>
        <table:table-row table:style-name="ro1">
          <table:table-cell office:value-type="string" calcext:value-type="string">
            <text:p>#define D_STB_YES_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213C5CA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35];[.B35]; &quot; &quot;; &quot;(0x&quot;; [.C35];&quot;)&quot;)" office:value-type="string" office:string-value="#define D_STB_YES_BACK (0x213C5CA3)" calcext:value-type="string">
            <text:p>#define D_STB_YES_BACK (0x213C5CA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20:33:01.939154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7:53:09.747839335</meta:creation-date>
    <meta:generator>LibreOffice/5.1.6.2$Linux_X86_64 LibreOffice_project/10m0$Build-2</meta:generator>
    <dc:date>2018-02-17T20:39:25.357290335</dc:date>
    <meta:editing-duration>PT27M13S</meta:editing-duration>
    <meta:editing-cycles>4</meta:editing-cycles>
    <meta:document-statistic meta:table-count="1" meta:cell-count="163" meta:object-count="0"/>
  </office:meta>
</office:document-meta>
</file>